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J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style:letter-kerning="false" style:font-name-asian="Arial" style:language-asian="zxx" style:country-asian="none" style:font-style-asian="normal" style:font-name-complex="Helvetica" style:font-style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style:font-name="Gotham Book" fo:font-style="italic" style:font-style-asian="italic" style:font-style-complex="italic"/>
    </style:style>
    <style:style style:name="T35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6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7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8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80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1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translate(u'q.ty')&gt;</text:placeholder></text:p>
            </table:table-cell>
            <table:table-cell table:style-name="Tabella2.A1" office:value-type="string">
              <text:p text:style-name="P8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9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8"><text:placeholder text:placeholder-type="text">&lt;translate(u'VAT')&gt;</text:placeholder></text:p>
            </table:table-cell>
            <table:table-cell table:style-name="Tabella2.A1" office:value-type="string">
              <text:p text:style-name="P8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5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107"><text:span text:style-name="Strong_20_Emphasis"><text:span text:style-name="T30"><text:placeholder text:placeholder-type="text">&lt;for each="nl in line.name.split('\n')"&gt;</text:placeholder></text:span></text:span></text:p>
            <text:p text:style-name="P107"><text:span text:style-name="Strong_20_Emphasis"><text:span text:style-name="T30"><text:placeholder text:placeholder-type="text">&lt;nl.upper()&gt;</text:placeholder></text:span></text:span></text:p>
            <text:p text:style-name="P109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4" office:value-type="string">
            <text:p text:style-name="P98"><text:span text:style-name="Strong_20_Emphasis"><text:span text:style-name="T27"><draw:frame draw:style-name="fr3" draw:name="image: asimage(img_gray(line.product_id and line.product_id.image_medium or line.product_tmpl_id and line.product_tmpl_id.image_medium),None,1,1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105"><text:span text:style-name="Strong_20_Emphasis"><text:span text:style-name="T22"><text:placeholder text:placeholder-type="text">&lt;if test="line.product_id"&gt;</text:placeholder></text:span></text:span></text:p>
            <text:p text:style-name="P106"><text:span text:style-name="Strong_20_Emphasis"><text:span text:style-name="T27"><draw:frame draw:style-name="fr3" draw:name="image: asimage(line.product_id.att_image,None,1,1,'cm')" text:anchor-type="as-char" svg:width="1cm" svg:height="1cm" draw:z-index="4"><draw:text-box><text:p text:style-name="Frame_20_contents"/></draw:text-box></draw:frame></text:span></text:span></text:p>
            <text:p text:style-name="P106"><text:span text:style-name="Strong_20_Emphasis"><text:span text:style-name="T27"><text:placeholder text:placeholder-type="text">&lt;/if&gt;</text:placeholder></text:span></text:span></text:p>
            <text:p text:style-name="P105"><text:span text:style-name="Strong_20_Emphasis"><text:span text:style-name="T22"><text:placeholder text:placeholder-type="text">&lt;if test="not line.product_id"&gt;</text:placeholder></text:span></text:span></text:p>
            <text:p text:style-name="P105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5"><text:span text:style-name="Strong_20_Emphasis"><text:span text:style-name="T22"><draw:frame draw:style-name="fr3" draw:name="image: asimage(att_line.value_id.image,None,1,1,'cm')" text:anchor-type="as-char" svg:width="1cm" svg:height="1cm" draw:z-index="5"><draw:text-box><text:p text:style-name="Frame_20_contents"/></draw:text-box></draw:frame></text:span></text:span></text:p>
            <text:p text:style-name="P105"><text:span text:style-name="Strong_20_Emphasis"><text:span text:style-name="T22"><text:placeholder text:placeholder-type="text">&lt;/for&gt;</text:placeholder></text:span></text:span></text:p>
            <text:p text:style-name="P105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4" office:value-type="string">
            <text:p text:style-name="P10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4" office:value-type="string">
            <text:p text:style-name="P82"><text:span text:style-name="Strong_20_Emphasis"><text:span text:style-name="T28"><text:placeholder text:placeholder-type="text">&lt;if test="line.price_unit != 0.0"&gt;</text:placeholder></text:span></text:span><text:span text:style-name="T38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4" table:number-columns-spanned="2" office:value-type="string">
            <text:p text:style-name="P100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4" office:value-type="string">
            <text:p text:style-name="P83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4" office:value-type="string">
            <text:p text:style-name="P108"><text:span text:style-name="Strong_20_Emphasis"><text:span text:style-name="T24"><text:placeholder text:placeholder-type="text">&lt;if test="line.product_uom_qty != 0.0"&gt;</text:placeholder></text:span></text:span><text:span text:style-name="T36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2" office:value-type="string">
            <text:p text:style-name="P107"><text:span text:style-name="Strong_20_Emphasis"><text:span text:style-name="T29"><text:placeholder text:placeholder-type="text">&lt;for each="nl in line.name.split('\n')"&gt;</text:placeholder></text:span></text:span></text:p>
            <text:p text:style-name="P107"><text:span text:style-name="Strong_20_Emphasis"><text:span text:style-name="T29"><text:placeholder text:placeholder-type="text">&lt;nl&gt;</text:placeholder></text:span></text:span></text:p>
            <text:p text:style-name="P111"><text:span text:style-name="Strong_20_Emphasis"><text:span text:style-name="T31"><text:placeholder text:placeholder-type="text">&lt;/for&gt;</text:placeholder></text:span></text:span></text:p>
            <text:p text:style-name="P112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7" office:value-type="string">
            <text:p text:style-name="P103"><text:span text:style-name="Strong_20_Emphasis"><text:span text:style-name="T15"><text:placeholder text:placeholder-type="text">&lt;line.product_uom and line.product_uom.name&gt;</text:placeholder></text:span></text:span></text:p>
          </table:table-cell>
          <table:table-cell table:style-name="Tabella2.E7" office:value-type="string">
            <text:p text:style-name="P103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7" office:value-type="string">
            <text:p text:style-name="P99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7" office:value-type="string">
            <text:p text:style-name="P100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7" table:number-columns-spanned="2" office:value-type="string">
            <text:p text:style-name="P10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7" office:value-type="string">
            <text:p text:style-name="P102"><text:span text:style-name="Strong_20_Emphasis"><text:span text:style-name="T24"><text:placeholder text:placeholder-type="text">&lt;if test="line.product_uom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ext:soft-page-break/>
        <table:table-row table:style-name="Tabella2.8">
          <table:table-cell table:style-name="Tabella2.A8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5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text-align="start" style:justify-single-word="false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sumif(o.order_line,'price_subtotal',[('is_delivery','!=',True)]))&gt;</text:placeholder></text:p>
              <text:p text:style-name="MP57"><text:bookmark-start text:name="__DdeLink__2249_54864676"/><text:placeholder text:placeholder-type="text">&lt;/if&gt;</text:placeholder><text:bookmark-end text:name="__DdeLink__2249_54864676"/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61"><text:bookmark text:name="__DdeLink__949_1928623897"/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3"/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4"><text:placeholder text:placeholder-type="text">&lt;get_label(o,'amount_untaxed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4"><text:placeholder text:placeholder-type="text">&lt;get_label(o,'amount_tax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5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6"><text:bookmark text:name="__DdeLink__6999_1664262691"/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4"><text:bookmark-start text:name="__DdeLink__2736_400434007"/>Ai sensi del D.Lgs. 196/2003 Vi informiamo che i Vs. dati saranno utilizzati esclusivamente per i fini connessi ai rapporti commerciali tra di noi in essere. </text:p>
              <text:p text:style-name="MP75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6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5T09:59:43.282400607</dc:date>
    <meta:editing-duration>P3DT4H21M48S</meta:editing-duration>
    <meta:editing-cycles>688</meta:editing-cycles>
    <meta:generator>LibreOffice/5.1.4.2$Linux_X86_64 LibreOffice_project/10m0$Build-2</meta:generator>
    <meta:document-statistic meta:table-count="5" meta:image-count="0" meta:object-count="0" meta:page-count="2" meta:paragraph-count="154" meta:word-count="429" meta:character-count="5909" meta:non-whitespace-character-count="5621"/>
  </office:meta>
</office:document-meta>
</file>